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4.75cm" fo:min-width="6.5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5.5cm" fo:min-width="6.5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6.25cm" fo:min-width="6.5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6.9cm" fo:min-width="7.4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3.5cm" fo:min-width="6.5cm" fo:padding-top="0.175cm" fo:padding-bottom="0.175cm" fo:padding-left="0.3cm" fo:padding-right="0.3cm"/>
      <style:paragraph-properties style:writing-mode="lr-tb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cm" svg:height="5cm" svg:x="2cm" svg:y="2cm">
          <text:p text:style-name="P1">Admin</text:p>
          <text:p text:style-name="P1"/>
          <text:p text:style-name="P1">Id <text:s text:c="22"/>int [PK]</text:p>
          <text:p text:style-name="P1"><text:s/>Username <text:s text:c="9"/>varchar </text:p>
          <text:p text:style-name="P1">Roles <text:s text:c="16"/>longtext</text:p>
          <text:p text:style-name="P1">Password <text:s text:c="10"/>varcha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cm" svg:height="5cm" svg:x="20.25cm" svg:y="2cm">
          <text:p text:style-name="P1">Opening hours</text:p>
          <text:p text:style-name="P1"/>
          <text:p text:style-name="P1">Id <text:s text:c="22"/>int [PK]</text:p>
          <text:p text:style-name="P1">Day <text:s text:c="18"/>varchar </text:p>
          <text:p text:style-name="P1">Open <text:s text:c="16"/>longtext</text:p>
          <text:p text:style-name="P1">Close <text:s text:c="16"/>varcha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5.75cm" svg:x="20.25cm" svg:y="12cm">
          <text:p text:style-name="P1">Service</text:p>
          <text:p text:style-name="P1"/>
          <text:p text:style-name="P1">Id <text:s text:c="22"/>int [PK]</text:p>
          <text:p text:style-name="P1"><text:s/>Title <text:s text:c="19"/>varchar </text:p>
          <text:p text:style-name="P1">Text <text:s text:c="19"/>varchar</text:p>
          <text:p text:style-name="P1">Type <text:s text:c="18"/>varchar</text:p>
          <text:p text:style-name="P1">Price <text:s text:c="18"/>varcha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6.5cm" svg:x="11.25cm" svg:y="2cm">
          <text:p text:style-name="P1">Image</text:p>
          <text:p text:style-name="P1"/>
          <text:p text:style-name="P1">Id <text:s text:c="23"/>int[PK]</text:p>
          <text:p text:style-name="P1">ImageName <text:s text:c="6"/>varchar </text:p>
          <text:p text:style-name="P1">ImageSize <text:s text:c="17"/>int</text:p>
          <text:p text:style-name="P1">UpdateAt <text:s text:c="10"/>datetime</text:p>
          <text:p text:style-name="P1">ImageAlt <text:s text:c="12"/>varchar</text:p>
          <text:p text:style-name="P1">CategoryId <text:s text:c="9"/>int[FK]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cm" svg:height="7.25cm" svg:x="10.75cm" svg:y="12cm">
          <text:p text:style-name="P1">Information</text:p>
          <text:p text:style-name="P1"/>
          <text:p text:style-name="P1">Id <text:s text:c="27"/>int[PK]</text:p>
          <text:p text:style-name="P1"><text:s/>Name <text:s text:c="20"/>varchar </text:p>
          <text:p text:style-name="P1">Adress <text:s text:c="19"/>varchar</text:p>
          <text:p text:style-name="P1">City <text:s text:c="24"/>varchar</text:p>
          <text:p text:style-name="P1">PostalCode <text:s text:c="12"/>varchar</text:p>
          <text:p text:style-name="P1">PhoneNumber <text:s text:c="7"/>varchar</text:p>
          <text:p text:style-name="P1">PhoneNumberLink <text:s/>varcha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3.75cm" svg:x="2cm" svg:y="12cm">
          <text:p text:style-name="P1">Category</text:p>
          <text:p text:style-name="P1"/>
          <text:p text:style-name="P1">Id <text:s text:c="22"/>int [PK]</text:p>
          <text:p text:style-name="P1">Category <text:s text:c="10"/>varchar </text:p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cm" svg:y1="14cm" svg:x2="9.75cm" svg:y2="14cm">
          <text:p/>
        </draw:line>
        <draw:line draw:style-name="gr6" draw:text-style-name="P2" draw:layer="layout" svg:x1="11.25cm" svg:y1="7.75cm" svg:x2="9.75cm" svg:y2="7.75cm">
          <text:p/>
        </draw:line>
        <draw:line draw:style-name="gr6" draw:text-style-name="P2" draw:layer="layout" svg:x1="9.75cm" svg:y1="7.75cm" svg:x2="9.75cm" svg:y2="14cm">
          <text:p/>
        </draw:line>
        <draw:frame draw:style-name="gr7" draw:text-style-name="P3" draw:layer="layout" svg:width="1.488cm" svg:height="0.962cm" svg:x="9cm" svg:y="14.038cm">
          <draw:text-box>
            <text:p>1:N</text:p>
          </draw:text-box>
        </draw:frame>
        <draw:frame draw:style-name="gr8" draw:text-style-name="P3" draw:layer="layout" svg:width="1.383cm" svg:height="1cm" svg:x="9.75cm" svg:y="6.75cm">
          <draw:text-box>
            <text:p>1:1</text:p>
          </draw:text-box>
        </draw:frame>
        <draw:line draw:style-name="gr9" draw:text-style-name="P2" draw:layer="layout" svg:x1="10.75cm" svg:y1="13.5cm" svg:x2="18.75cm" svg:y2="13.5cm">
          <text:p/>
        </draw:line>
        <draw:line draw:style-name="gr9" draw:text-style-name="P2" draw:layer="layout" svg:x1="2cm" svg:y1="13.25cm" svg:x2="9cm" svg:y2="13.25cm">
          <text:p/>
        </draw:line>
        <draw:line draw:style-name="gr9" draw:text-style-name="P2" draw:layer="layout" svg:x1="20.25cm" svg:y1="13.5cm" svg:x2="27.25cm" svg:y2="13.5cm">
          <text:p/>
        </draw:line>
        <draw:line draw:style-name="gr9" draw:text-style-name="P2" draw:layer="layout" svg:x1="2cm" svg:y1="3.25cm" svg:x2="9cm" svg:y2="3.25cm">
          <text:p/>
        </draw:line>
        <draw:line draw:style-name="gr9" draw:text-style-name="P2" draw:layer="layout" svg:x1="11.25cm" svg:y1="3.25cm" svg:x2="18.25cm" svg:y2="3.25cm">
          <text:p/>
        </draw:line>
        <draw:line draw:style-name="gr9" draw:text-style-name="P2" draw:layer="layout" svg:x1="20.25cm" svg:y1="3.5cm" svg:x2="27.25cm" svg:y2="3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07T14:12:10.381000000</dc:date>
    <meta:editing-duration>PT3M5S</meta:editing-duration>
    <meta:editing-cycles>3</meta:editing-cycles>
    <meta:generator>LibreOffice/7.1.4.2$Windows_X86_64 LibreOffice_project/a529a4fab45b75fefc5b6226684193eb000654f6</meta:generator>
    <meta:document-statistic meta:object-count="17"/>
  </office:meta>
</office:document-meta>
</file>